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2" style:family="paragraph" style:parent-style-name="Standard">
      <style:paragraph-properties fo:line-height="100%"/>
      <style:text-properties fo:color="#111111" loext:opacity="100%" style:font-name="Liberation Serif" fo:font-size="12pt" officeooo:paragraph-rsid="002f1d57" style:font-size-asian="12pt" style:font-size-complex="12pt"/>
    </style:style>
    <style:style style:name="P3" style:family="paragraph" style:parent-style-name="Standard">
      <style:paragraph-properties fo:line-height="100%"/>
      <style:text-properties fo:color="#111111" loext:opacity="100%" style:font-name="Liberation Serif" fo:font-size="12pt" officeooo:paragraph-rsid="00318783" style:font-size-asian="12pt" style:font-size-complex="12pt"/>
    </style:style>
    <style:style style:name="P4" style:family="paragraph" style:parent-style-name="Standard">
      <style:paragraph-properties fo:line-height="100%"/>
      <style:text-properties fo:color="#111111" loext:opacity="100%" style:font-name="Liberation Serif" fo:font-size="12pt" officeooo:paragraph-rsid="0035811b" style:font-size-asian="12pt" style:font-size-complex="12pt"/>
    </style:style>
    <style:style style:name="P5" style:family="paragraph" style:parent-style-name="Standard">
      <style:paragraph-properties fo:line-height="100%"/>
      <style:text-properties fo:color="#111111" loext:opacity="100%" style:font-name="Liberation Serif" fo:font-size="12pt" officeooo:paragraph-rsid="00362c82" style:font-size-asian="12pt" style:font-size-complex="12pt"/>
    </style:style>
    <style:style style:name="P6" style:family="paragraph" style:parent-style-name="Standard">
      <style:paragraph-properties fo:line-height="100%"/>
      <style:text-properties fo:color="#111111" loext:opacity="100%" style:font-name="Liberation Serif" fo:font-size="12pt" officeooo:paragraph-rsid="003fe0bf" style:font-size-asian="12pt" style:font-size-complex="12pt"/>
    </style:style>
    <style:style style:name="P7" style:family="paragraph" style:parent-style-name="Standard">
      <style:paragraph-properties fo:line-height="100%"/>
      <style:text-properties fo:color="#111111" loext:opacity="100%" style:font-name="Liberation Serif" fo:font-size="12pt" officeooo:paragraph-rsid="0042721c" style:font-size-asian="12pt" style:font-size-complex="12pt"/>
    </style:style>
    <style:style style:name="P8" style:family="paragraph" style:parent-style-name="Standard">
      <style:paragraph-properties fo:line-height="100%"/>
      <style:text-properties fo:color="#111111" loext:opacity="100%" style:font-name="Liberation Serif" fo:font-size="12pt" officeooo:paragraph-rsid="0042ad16" style:font-size-asian="12pt" style:font-size-complex="12pt"/>
    </style:style>
    <style:style style:name="P9" style:family="paragraph" style:parent-style-name="Standard">
      <style:paragraph-properties fo:line-height="100%"/>
      <style:text-properties fo:color="#111111" loext:opacity="100%" style:font-name="Liberation Serif" fo:font-size="12pt" officeooo:paragraph-rsid="0042edd0" style:font-size-asian="12pt" style:font-size-complex="12pt"/>
    </style:style>
    <style:style style:name="P10" style:family="paragraph" style:parent-style-name="Standard">
      <style:paragraph-properties fo:line-height="100%"/>
      <style:text-properties fo:color="#111111" loext:opacity="100%" style:font-name="Liberation Serif" fo:font-size="12pt" officeooo:paragraph-rsid="0044827f" style:font-size-asian="12pt" style:font-size-complex="12pt"/>
    </style:style>
    <style:style style:name="P11" style:family="paragraph" style:parent-style-name="Standard">
      <style:paragraph-properties fo:line-height="100%"/>
      <style:text-properties fo:color="#111111" loext:opacity="100%" style:font-name="Liberation Serif" fo:font-size="12pt" officeooo:paragraph-rsid="004ae266" style:font-size-asian="12pt" style:font-size-complex="12pt"/>
    </style:style>
    <style:style style:name="P12" style:family="paragraph" style:parent-style-name="Standard">
      <style:paragraph-properties fo:line-height="100%"/>
      <style:text-properties fo:color="#111111" loext:opacity="100%" style:font-name="Liberation Serif" fo:font-size="12pt" officeooo:rsid="003b9d86" officeooo:paragraph-rsid="003b9d86" style:font-size-asian="12pt" style:font-size-complex="12pt"/>
    </style:style>
    <style:style style:name="P13" style:family="paragraph" style:parent-style-name="Standard">
      <style:paragraph-properties fo:line-height="100%"/>
      <style:text-properties fo:color="#111111" loext:opacity="100%" style:font-name="Liberation Serif" fo:font-size="12pt" officeooo:rsid="003ba5c3" officeooo:paragraph-rsid="003ba5c3" style:font-size-asian="12pt" style:font-size-complex="12pt"/>
    </style:style>
    <style:style style:name="P14" style:family="paragraph" style:parent-style-name="Standard">
      <style:paragraph-properties fo:line-height="100%"/>
      <style:text-properties fo:color="#111111" loext:opacity="100%" style:font-name="Liberation Serif" fo:font-size="12pt" officeooo:rsid="003cd1aa" officeooo:paragraph-rsid="003cd1aa" style:font-size-asian="12pt" style:font-size-complex="12pt"/>
    </style:style>
    <style:style style:name="P15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2ad16" style:font-size-asian="12pt" style:font-size-complex="12pt"/>
    </style:style>
    <style:style style:name="P16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2edd0" style:font-size-asian="12pt" style:font-size-complex="12pt"/>
    </style:style>
    <style:style style:name="P17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3e2b7" style:font-size-asian="12pt" style:font-size-complex="12pt"/>
    </style:style>
    <style:style style:name="P18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4827f" style:font-size-asian="12pt" style:font-size-complex="12pt"/>
    </style:style>
    <style:style style:name="P19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5a2ab" style:font-size-asian="12pt" style:font-size-complex="12pt"/>
    </style:style>
    <style:style style:name="P20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ae266" style:font-size-asian="12pt" style:font-size-complex="12pt"/>
    </style:style>
    <style:style style:name="P21" style:family="paragraph" style:parent-style-name="Standard">
      <style:paragraph-properties fo:line-height="100%"/>
      <style:text-properties fo:color="#111111" loext:opacity="100%" style:font-name="Liberation Serif" fo:font-size="12pt" officeooo:rsid="0043e2b7" officeooo:paragraph-rsid="0043e2b7" style:font-size-asian="12pt" style:font-size-complex="12pt"/>
    </style:style>
    <style:style style:name="P22" style:family="paragraph" style:parent-style-name="Standard">
      <style:paragraph-properties fo:line-height="100%"/>
      <style:text-properties fo:color="#111111" loext:opacity="100%" style:font-name="Liberation Serif" fo:font-size="12pt" officeooo:rsid="0043e2b7" officeooo:paragraph-rsid="0045a2ab" style:font-size-asian="12pt" style:font-size-complex="12pt"/>
    </style:style>
    <style:style style:name="P23" style:family="paragraph" style:parent-style-name="Standard">
      <style:paragraph-properties fo:line-height="100%"/>
      <style:text-properties fo:color="#111111" loext:opacity="100%" style:font-name="Liberation Serif" fo:font-size="12pt" officeooo:rsid="0044827f" officeooo:paragraph-rsid="0044827f" style:font-size-asian="12pt" style:font-size-complex="12pt"/>
    </style:style>
    <style:style style:name="P24" style:family="paragraph" style:parent-style-name="Standard">
      <style:paragraph-properties fo:line-height="100%"/>
      <style:text-properties fo:color="#111111" loext:opacity="100%" style:font-name="Liberation Serif" fo:font-size="12pt" officeooo:rsid="0045a2ab" officeooo:paragraph-rsid="0045a2ab" style:font-size-asian="12pt" style:font-size-complex="12pt"/>
    </style:style>
    <style:style style:name="P25" style:family="paragraph" style:parent-style-name="Standard">
      <style:paragraph-properties fo:line-height="100%"/>
      <style:text-properties fo:color="#111111" loext:opacity="100%" style:font-name="Liberation Serif" fo:font-size="12pt" officeooo:rsid="004f4b2e" officeooo:paragraph-rsid="004f4b2e" style:font-size-asian="12pt" style:font-size-complex="12pt"/>
    </style:style>
    <style:style style:name="T1" style:family="text">
      <style:text-properties officeooo:rsid="00326cb7"/>
    </style:style>
    <style:style style:name="T2" style:family="text">
      <style:text-properties officeooo:rsid="0035811b"/>
    </style:style>
    <style:style style:name="T3" style:family="text">
      <style:text-properties officeooo:rsid="00362c82"/>
    </style:style>
    <style:style style:name="T4" style:family="text">
      <style:text-properties officeooo:rsid="0036412d"/>
    </style:style>
    <style:style style:name="T5" style:family="text">
      <style:text-properties officeooo:rsid="003a428c"/>
    </style:style>
    <style:style style:name="T6" style:family="text">
      <style:text-properties officeooo:rsid="003cd1aa"/>
    </style:style>
    <style:style style:name="T7" style:family="text">
      <style:text-properties officeooo:rsid="003fe0bf"/>
    </style:style>
    <style:style style:name="T8" style:family="text">
      <style:text-properties officeooo:rsid="0042721c"/>
    </style:style>
    <style:style style:name="T9" style:family="text">
      <style:text-properties officeooo:rsid="0042ad16"/>
    </style:style>
    <style:style style:name="T10" style:family="text">
      <style:text-properties officeooo:rsid="0042edd0"/>
    </style:style>
    <style:style style:name="T11" style:family="text">
      <style:text-properties officeooo:rsid="0043e2b7"/>
    </style:style>
    <style:style style:name="T12" style:family="text">
      <style:text-properties officeooo:rsid="0044827f"/>
    </style:style>
    <style:style style:name="T13" style:family="text">
      <style:text-properties officeooo:rsid="00454b2a"/>
    </style:style>
    <style:style style:name="T14" style:family="text">
      <style:text-properties officeooo:rsid="0045a2ab"/>
    </style:style>
    <style:style style:name="T15" style:family="text">
      <style:text-properties officeooo:rsid="0046c7f9"/>
    </style:style>
    <style:style style:name="T16" style:family="text">
      <style:text-properties officeooo:rsid="004ae266"/>
    </style:style>
    <style:style style:name="T17" style:family="text">
      <style:text-properties officeooo:rsid="004e1616"/>
    </style:style>
    <style:style style:name="T18" style:family="text">
      <style:text-properties officeooo:rsid="004e62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List local Images </text:p>
      <text:p text:style-name="P1">docker images</text:p>
      <text:p text:style-name="P1"/>
      <text:p text:style-name="P1">#Log in to a remote registry </text:p>
      <text:p text:style-name="P1">docker login -u user</text:p>
      <text:p text:style-name="P1"/>
      <text:p text:style-name="P1">#Start container in background</text:p>
      <text:p text:style-name="P1">docker run -d nginx</text:p>
      <text:p text:style-name="P1"/>
      <text:p text:style-name="P5">#Run a container <text:s text:c="2"/></text:p>
      <text:p text:style-name="P5">docker run -d -it -p 80:80 -v /nfs:/var/www/html registry.redhat.io/rhel8/httpd-24</text:p>
      <text:p text:style-name="P1"/>
      <text:p text:style-name="P1">#Assign it a hostname</text:p>
      <text:p text:style-name="P1">docker run --hostname anibrain nginx</text:p>
      <text:p text:style-name="P1"/>
      <text:p text:style-name="P1">#Assign it a dns entry</text:p>
      <text:p text:style-name="P1">docker run --add-host HOSTNAME:IP IMAGE</text:p>
      <text:p text:style-name="P1"/>
      <text:p text:style-name="P1">#Copy a file from a container to the host</text:p>
      <text:p text:style-name="P1">docker cp containername:/indez.html indez.html</text:p>
      <text:p text:style-name="P1"/>
      <text:p text:style-name="P1">#Copy a file from the host to a container</text:p>
      <text:p text:style-name="P1">docker cp indez.html containername:/indez.html</text:p>
      <text:p text:style-name="P1"/>
      <text:p text:style-name="P1">#Pull an image from a remote registry</text:p>
      <text:p text:style-name="P1">docker pull registry.redhat.io/rhel8/httpd-24</text:p>
      <text:p text:style-name="P1"/>
      <text:p text:style-name="P4">#Pu<text:span text:style-name="T2">sh</text:span> an image from a remote registry</text:p>
      <text:p text:style-name="P4">docker tag 27941809078c vvgadhave/ubuntu:<text:span text:style-name="T2">firsttry #need to tag your image first</text:span></text:p>
      <text:p text:style-name="P4">docker push vvgadhave/ubuntu:<text:span text:style-name="T2">first</text:span>try <text:span text:style-name="T2">#then you can push the image</text:span></text:p>
      <text:p text:style-name="P1"/>
      <text:p text:style-name="P1">#List the running containers </text:p>
      <text:p text:style-name="P1">docker ps</text:p>
      <text:p text:style-name="P1"/>
      <text:p text:style-name="P1">#List the running containers </text:p>
      <text:p text:style-name="P1">docker container ls </text:p>
      <text:p text:style-name="P1"/>
      <text:p text:style-name="P1">#List the running <text:span text:style-name="T1">and non running</text:span> containers </text:p>
      <text:p text:style-name="P1">docker container ls -a</text:p>
      <text:p text:style-name="P1"/>
      <text:p text:style-name="P1">#Execute a command in a running container </text:p>
      <text:p text:style-name="P1">docker exec -it containerid /bin/bash</text:p>
      <text:p text:style-name="P1"/>
      <text:p text:style-name="P1">#Execute a command by root in a running container </text:p>
      <text:p text:style-name="P1">docker exec -u 0 -it a34b5708919d /bin/bash</text:p>
      <text:p text:style-name="P1"/>
      <text:p text:style-name="P1">#Display the logs of a container </text:p>
      <text:p text:style-name="P1">docker logs containerid</text:p>
      <text:p text:style-name="P1"/>
      <text:p text:style-name="P1">#Save an image </text:p>
      <text:p text:style-name="P1">docker save -o test.tar <text:span text:style-name="T5">imagename</text:span></text:p>
      <text:p text:style-name="P1"/>
      <text:p text:style-name="P1">#Load an image </text:p>
      <text:p text:style-name="P2">docker load -i /path/test.tar </text:p>
      <text:p text:style-name="P1"/>
      <text:p text:style-name="P1">#Start an existing container </text:p>
      <text:p text:style-name="P1">docker start containerid</text:p>
      <text:p text:style-name="P1"><text:soft-page-break/>#Stop an existing container </text:p>
      <text:p text:style-name="P1">docker stop containerid</text:p>
      <text:p text:style-name="P1"/>
      <text:p text:style-name="P1">#Restart an existing container </text:p>
      <text:p text:style-name="P1">docker restart containerid</text:p>
      <text:p text:style-name="P1"/>
      <text:p text:style-name="P1">#Remove a container </text:p>
      <text:p text:style-name="P1">docker rm containerid</text:p>
      <text:p text:style-name="P1"/>
      <text:p text:style-name="P1">#Remove a container image </text:p>
      <text:p text:style-name="P1">docker rmi containerimages</text:p>
      <text:p text:style-name="P1"/>
      <text:p text:style-name="P1">#Docker version </text:p>
      <text:p text:style-name="P1">docker version</text:p>
      <text:p text:style-name="P1"/>
      <text:p text:style-name="P1">#Log out </text:p>
      <text:p text:style-name="P1">docker logout</text:p>
      <text:p text:style-name="P1"/>
      <text:p text:style-name="P1">#Create a new image based on the current state of a running container </text:p>
      <text:p text:style-name="P1">docker commit container<text:span text:style-name="T3">id</text:span> newImage:tag </text:p>
      <text:p text:style-name="P1"/>
      <text:p text:style-name="P1">#Restart an existing container </text:p>
      <text:p text:style-name="P1">docker restart container<text:span text:style-name="T3">id</text:span></text:p>
      <text:p text:style-name="P1"/>
      <text:p text:style-name="P1">#Wait on one or more containers to stop </text:p>
      <text:p text:style-name="P1">docker wait container1 [container2…]</text:p>
      <text:p text:style-name="P1"/>
      <text:p text:style-name="P1">#Stop a running container gracefully </text:p>
      <text:p text:style-name="P1">docker stop container<text:span text:style-name="T3">id</text:span></text:p>
      <text:p text:style-name="P1"/>
      <text:p text:style-name="P1">#Kill a running container </text:p>
      <text:p text:style-name="P1">docker kill container<text:span text:style-name="T3">id</text:span></text:p>
      <text:p text:style-name="P1"/>
      <text:p text:style-name="P1">#Remove a container (use -f if the container is running) </text:p>
      <text:p text:style-name="P1">docker rm [-f] container<text:span text:style-name="T3">id</text:span></text:p>
      <text:p text:style-name="P1"/>
      <text:p text:style-name="P1">#Display a live stream of a container’s resource usage </text:p>
      <text:p text:style-name="P1">docker stats container<text:span text:style-name="T3">id</text:span></text:p>
      <text:p text:style-name="P1"/>
      <text:p text:style-name="P1">#Return metadata (in JSON) about a running container </text:p>
      <text:p text:style-name="P1">docker inspect container<text:span text:style-name="T3">id</text:span></text:p>
      <text:p text:style-name="P1"/>
      <text:p text:style-name="P1">#Processors running on Docker</text:p>
      <text:p text:style-name="P1">docker top container-id</text:p>
      <text:p text:style-name="P1"/>
      <text:p text:style-name="P1">#Delete volume forcefully</text:p>
      <text:p text:style-name="P1">docker volume prune</text:p>
      <text:p text:style-name="P1"/>
      <text:p text:style-name="P1">#Remove all stopped containers</text:p>
      <text:p text:style-name="P1">docker container prune</text:p>
      <text:p text:style-name="P1"/>
      <text:p text:style-name="P1">#Build docker images</text:p>
      <text:p text:style-name="P1">docker build -t yourusername/repository-name .</text:p>
      <text:p text:style-name="P1"/>
      <text:p text:style-name="P1">#Specify the docker file if having other name</text:p>
      <text:p text:style-name="P1">docker build -f dockerfile.dev .</text:p>
      <text:p text:style-name="P1"/>
      <text:p text:style-name="P1"><text:soft-page-break/>#Show all modified files 1n container</text:p>
      <text:p text:style-name="P1">docker diff containerid</text:p>
      <text:p text:style-name="P1"/>
      <text:p text:style-name="P1">#Show mapped ports of a container</text:p>
      <text:p text:style-name="P1">docker port containerid</text:p>
      <text:p text:style-name="P1"/>
      <text:p text:style-name="P1">#Search an image in official repository</text:p>
      <text:p text:style-name="P1">docker search nginx</text:p>
      <text:p text:style-name="P1"/>
      <text:p text:style-name="P25">#List all events of Docker</text:p>
      <text:p text:style-name="P25">docker events </text:p>
      <text:p text:style-name="P1"/>
      <text:p text:style-name="P1">URL: https://dockerlabs.collabnix.com/docker/cheatsheet/</text:p>
      <text:p text:style-name="P1"/>
      <text:p text:style-name="P1">############### Docker <text:span text:style-name="T8">Compose</text:span> #####################</text:p>
      <text:p text:style-name="P8"/>
      <text:p text:style-name="P11"><text:span text:style-name="T8"># Start Container</text:span><text:span text:style-name="T9">s</text:span><text:span text:style-name="T8"> </text:span><text:span text:style-name="T9">and detach </text:span></text:p>
      <text:p text:style-name="P20">docker-compose up -d</text:p>
      <text:p text:style-name="P8"><text:line-break/><text:span text:style-name="T8">#</text:span><text:span text:style-name="T9">Stop and</text:span><text:span text:style-name="T8"> </text:span><text:span text:style-name="T9">Remove</text:span><text:span text:style-name="T8"> Container</text:span><text:span text:style-name="T9">s with all networks and devices</text:span><text:span text:style-name="T8"> </text:span></text:p>
      <text:p text:style-name="P8"><text:span text:style-name="T9">docker-compose down</text:span><text:line-break/></text:p>
      <text:p text:style-name="P8"><text:span text:style-name="T8"># </text:span><text:span text:style-name="T9">Create</text:span><text:span text:style-name="T8"> Container</text:span><text:span text:style-name="T9">s</text:span><text:span text:style-name="T8"> </text:span><text:span text:style-name="T9">and don’t start</text:span></text:p>
      <text:p text:style-name="P15">docker-compose create <text:s text:c="2"/>### old command</text:p>
      <text:p text:style-name="P15">docker-compose up –nostart <text:s/>### <text:s/>new command</text:p>
      <text:p text:style-name="P8"/>
      <text:p text:style-name="P16">#St<text:span text:style-name="T10">art the stopped</text:span> Containers</text:p>
      <text:p text:style-name="P16">docker-compose st<text:span text:style-name="T10">art</text:span></text:p>
      <text:p text:style-name="P9"/>
      <text:p text:style-name="P15">#Stop Containers</text:p>
      <text:p text:style-name="P15">docker-compose stop</text:p>
      <text:p text:style-name="P8"/>
      <text:p text:style-name="P15">#Remove Containers</text:p>
      <text:p text:style-name="P15">docker-compose <text:span text:style-name="T17">rm</text:span></text:p>
      <text:p text:style-name="P15"/>
      <text:p text:style-name="P21">#List containers</text:p>
      <text:p text:style-name="P17">docker-compose <text:span text:style-name="T11">ls</text:span></text:p>
      <text:p text:style-name="P15"/>
      <text:p text:style-name="P21">#Check <text:span text:style-name="T14">and list</text:span> the state of container</text:p>
      <text:p text:style-name="P17">docker-compose <text:span text:style-name="T11">ps</text:span></text:p>
      <text:p text:style-name="P17"/>
      <text:p text:style-name="P22">#Check <text:span text:style-name="T14">and list</text:span> the state of <text:span text:style-name="T14">exited</text:span> container<text:span text:style-name="T14">s</text:span></text:p>
      <text:p text:style-name="P19">docker-compose <text:span text:style-name="T14">ls -a</text:span></text:p>
      <text:p text:style-name="P19"/>
      <text:p text:style-name="P21">#Pause the container</text:p>
      <text:p text:style-name="P17">docker-compose <text:span text:style-name="T11">pause</text:span></text:p>
      <text:p text:style-name="P8"/>
      <text:p text:style-name="P21">#Unpause the container</text:p>
      <text:p text:style-name="P17">docker-compose <text:span text:style-name="T11">unpause</text:span></text:p>
      <text:p text:style-name="P17"/>
      <text:p text:style-name="P23">#Kill Containers</text:p>
      <text:p text:style-name="P18">docker-compose <text:span text:style-name="T12">kill</text:span></text:p>
      <text:p text:style-name="P18"/>
      <text:p text:style-name="P23">#Check logs</text:p>
      <text:p text:style-name="P18">docker-compose <text:span text:style-name="T12">logs -f</text:span> </text:p>
      <text:p text:style-name="P18"/>
      <text:p text:style-name="P23">#check port of any particular service in docker-compose file</text:p>
      <text:p text:style-name="P18"><text:soft-page-break/>docker-compose <text:span text:style-name="T12">port </text:span><text:span text:style-name="T13">webapp1</text:span><text:span text:style-name="T12"> 80</text:span></text:p>
      <text:p text:style-name="P18"/>
      <text:p text:style-name="P23"/>
      <text:p text:style-name="P23">#<text:span text:style-name="T13">Execute any command in running container of compose file</text:span></text:p>
      <text:p text:style-name="P18">docker-compose <text:span text:style-name="T13">exec webapp1 ls</text:span></text:p>
      <text:p text:style-name="P18"/>
      <text:p text:style-name="P24">#<text:span text:style-name="T15">Only pull the images from docker-compose file</text:span></text:p>
      <text:p text:style-name="P18">docker-compose <text:span text:style-name="T15">pull</text:span></text:p>
      <text:p text:style-name="P18"/>
      <text:p text:style-name="P24">#<text:span text:style-name="T15">Scale conatiners </text:span></text:p>
      <text:p text:style-name="P18">docker-compose <text:span text:style-name="T15">scale webapp1=4 webapp2=6</text:span></text:p>
      <text:p text:style-name="P10"/>
      <text:p text:style-name="P7">############### Docker File #####################</text:p>
      <text:p text:style-name="P1"/>
      <text:p text:style-name="P1">FROM ubuntu:18.04 <text:s text:c="3"/>#Add base image</text:p>
      <text:p text:style-name="P1">LABEL name vaibhav <text:s/>#Add name labels to container</text:p>
      <text:p text:style-name="P1">LABEL email vvgadhave@gmail.com <text:s text:c="3"/>#Add email label</text:p>
      <text:p text:style-name="P1">ENV NAME vaibhav <text:s text:c="3"/>#Add enviroment variables</text:p>
      <text:p text:style-name="P1">ENV PASS Passwd@123# <text:s text:c="3"/>#Add enviroment variables </text:p>
      <text:p text:style-name="P1">RUN pwd &gt; /home/test.txt <text:s/># (/) Run command </text:p>
      <text:p text:style-name="P1">WORKDIR /tmp <text:s text:c="2"/># Change working directory, default may be /</text:p>
      <text:p text:style-name="P1">RUN pwd &gt; /home/test.txt <text:s/>#(/tmp) output after changing working directory</text:p>
      <text:p text:style-name="P1">USER vaibhavg <text:s/># Switch user from root to vaibhavg</text:p>
      <text:p text:style-name="P1">COPY test.txt /tmp/ <text:s/>#Copy local test.txt file from local to container /tmp/ </text:p>
      <text:p text:style-name="P1">ADD test.txt.tar /tmp <text:s/>#Extract contents from test.txt.tar in /tmp</text:p>
      <text:p text:style-name="P1">CMD ["python"] <text:s/>#Run any specific command in container</text:p>
      <text:p text:style-name="P1">CMD ["/bin/bash"] <text:s/># If having multiple CMD in docker file then last CMD will execute when container is up</text:p>
      <text:p text:style-name="P1">ENTRYPOINT ["test.sh"] # Executes as soon as the container is up </text:p>
      <text:p text:style-name="P1"/>
      <text:p text:style-name="P1">#################Docker compose file##################</text:p>
      <text:p text:style-name="P1"/>
      <text:p text:style-name="P1">version: '2.2'</text:p>
      <text:p text:style-name="P1">services:</text:p>
      <text:p text:style-name="P1"><text:s text:c="2"/>node01:</text:p>
      <text:p text:style-name="P1"><text:s text:c="4"/>image: docker.elastic.co/elasticsearch/elasticsearch:7.11.1</text:p>
      <text:p text:style-name="P1"><text:s text:c="4"/>container_name: node01</text:p>
      <text:p text:style-name="P1"><text:s text:c="4"/>environment:</text:p>
      <text:p text:style-name="P1"><text:s text:c="6"/>- node.name=node01</text:p>
      <text:p text:style-name="P1"><text:s text:c="6"/>- cluster.name=es-cluster-7</text:p>
      <text:p text:style-name="P1"><text:s text:c="6"/>- discovery.type=single-node</text:p>
      <text:p text:style-name="P1"><text:s text:c="6"/>- "ES_JAVA_OPTS=-Xms128m -Xmx128m"</text:p>
      <text:p text:style-name="P1"><text:s text:c="4"/>ulimits:</text:p>
      <text:p text:style-name="P1"><text:s text:c="6"/>memlock:</text:p>
      <text:p text:style-name="P1"><text:s text:c="8"/>soft: -1</text:p>
      <text:p text:style-name="P1"><text:s text:c="8"/>hard: -1</text:p>
      <text:p text:style-name="P1"><text:s text:c="4"/>volumes:</text:p>
      <text:p text:style-name="P1"><text:s text:c="6"/>- es-data01:/usr/share/elasticsearch/data</text:p>
      <text:p text:style-name="P1"><text:s text:c="4"/>ports:</text:p>
      <text:p text:style-name="P1"><text:s text:c="6"/>- 9200:9200</text:p>
      <text:p text:style-name="P1"><text:s text:c="4"/>networks:</text:p>
      <text:p text:style-name="P1"><text:s text:c="6"/>- es-network</text:p>
      <text:p text:style-name="P1"/>
      <text:p text:style-name="P1"><text:s text:c="2"/>kibana:</text:p>
      <text:p text:style-name="P1"><text:s text:c="4"/>image: docker.elastic.co/kibana/kibana:7.11.1</text:p>
      <text:p text:style-name="P1"><text:s text:c="4"/>environment:</text:p>
      <text:p text:style-name="P1"><text:s text:c="6"/>ELASTICSEARCH_HOSTS: http://node01:9200 <text:s/></text:p>
      <text:p text:style-name="P1"><text:s text:c="4"/>ports:</text:p>
      <text:p text:style-name="P1"><text:soft-page-break/><text:s text:c="6"/>- 5601:5601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P1"/>
      <text:p text:style-name="P1"><text:s text:c="2"/>heartbeat:</text:p>
      <text:p text:style-name="P1"><text:s text:c="4"/>image: docker.elastic.co/beats/heartbeat:7.11.1</text:p>
      <text:p text:style-name="P1"><text:s text:c="4"/>environment:</text:p>
      <text:p text:style-name="P1"><text:s text:c="6"/>ELASTICSEARCH_HOSTS: http://node01:9200</text:p>
      <text:p text:style-name="P1"><text:s text:c="4"/>volumes:</text:p>
      <text:p text:style-name="P1"><text:s text:c="6"/>- /home/vaibhavg/kibana/heartbeat.yml:/usr/share/heartbeat/heartbeat.yml:ro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</text:p>
      <text:p text:style-name="P1">volumes:</text:p>
      <text:p text:style-name="P1"><text:s text:c="2"/>es-data01:</text:p>
      <text:p text:style-name="P1"><text:s text:c="4"/>driver: local</text:p>
      <text:p text:style-name="P1"/>
      <text:p text:style-name="P1">networks:</text:p>
      <text:p text:style-name="P1"><text:s text:c="2"/>es-network:</text:p>
      <text:p text:style-name="P1"><text:s text:c="4"/>driver: bridge</text:p>
      <text:p text:style-name="P1"/>
      <text:p text:style-name="P1">################### JFYI ######################</text:p>
      <text:p text:style-name="P1"/>
      <text:p text:style-name="P1"># Install ssh server in cont<text:span text:style-name="T4">a</text:span>iner</text:p>
      <text:p text:style-name="P1">RUN apt install openssh-server -y <text:s/></text:p>
      <text:p text:style-name="P1">EXPOSE 22</text:p>
      <text:p text:style-name="P1">CMD ["/usr/sbin/sshd", "-D"]</text:p>
      <text:p text:style-name="P1"/>
      <text:p text:style-name="P3">##### Docker Swarm #####Docker always recommends to promote manager as 1,3,5,7.. <text:s/>(as odd no)</text:p>
      <text:p text:style-name="P1"/>
      <text:p text:style-name="P1">#To create a new docker swarm leader</text:p>
      <text:p text:style-name="P1">docker swarm init</text:p>
      <text:p text:style-name="P1"/>
      <text:p text:style-name="P1">#To chek the list of nodes connected to docker swarm</text:p>
      <text:p text:style-name="P1">docker node ls</text:p>
      <text:p text:style-name="P1"/>
      <text:p text:style-name="P1">#To get the docker initialise link again to join worker</text:p>
      <text:p text:style-name="P1">docker swarm join-token worker </text:p>
      <text:p text:style-name="P1"/>
      <text:p text:style-name="P1">#To get the docker initialise link again to join mananger</text:p>
      <text:p text:style-name="P1">docker swarm join-token manager </text:p>
      <text:p text:style-name="P1"/>
      <text:p text:style-name="P1">#To exit from docker swarm manager (Run this comand on worker)</text:p>
      <text:p text:style-name="P1">docker swarm leave -<text:span text:style-name="T16">f</text:span></text:p>
      <text:p text:style-name="P1"/>
      <text:p text:style-name="P1">#To remove any worker from group (Run this command on manager)</text:p>
      <text:p text:style-name="P1">docker node rm worker2</text:p>
      <text:p text:style-name="P1"/>
      <text:p text:style-name="P1">#To inspect worker information</text:p>
      <text:p text:style-name="P1">docker node inspect worker1</text:p>
      <text:p text:style-name="P1"/>
      <text:p text:style-name="P1"><text:soft-page-break/>#To promote docker worker to manager</text:p>
      <text:p text:style-name="P1">docker node promote worker1 worker2</text:p>
      <text:p text:style-name="P1"/>
      <text:p text:style-name="P1">#To demote docker worker to manager</text:p>
      <text:p text:style-name="P1">docker node demote worker1 worker2</text:p>
      <text:p text:style-name="P1"/>
      <text:p text:style-name="P1">#To create a service</text:p>
      <text:p text:style-name="P1">docker service create -d alpine ping 8.8.8.8</text:p>
      <text:p text:style-name="P1"/>
      <text:p text:style-name="P1">#To create a service with replicas</text:p>
      <text:p text:style-name="P1">docker service create -d --replicas 4 alpine ping 8.8.8.8</text:p>
      <text:p text:style-name="P1"/>
      <text:p text:style-name="P1">#To check the running serices.</text:p>
      <text:p text:style-name="P1">docker service ls</text:p>
      <text:p text:style-name="P1"/>
      <text:p text:style-name="P1">#To check where the ser<text:span text:style-name="T18">v</text:span>ices are running</text:p>
      <text:p text:style-name="P1">docker service ps ajdlkjdlii211</text:p>
      <text:p text:style-name="P1"/>
      <text:p text:style-name="P1">#To scale docker conatainers</text:p>
      <text:p text:style-name="P1">docker service scale asdekjjkajdf=4 dasdewdqw=4</text:p>
      <text:p text:style-name="P1"/>
      <text:p text:style-name="P1">#To run the serice globally</text:p>
      <text:p text:style-name="P1">docker service create --mode global alpine ping 8.8.8.8</text:p>
      <text:p text:style-name="P1"/>
      <text:p text:style-name="P1">#To run container on manager only</text:p>
      <text:p text:style-name="P1">docker service create --constraint="node.role==manager" alpine ping 8.8.8.8</text:p>
      <text:p text:style-name="P1"/>
      <text:p text:style-name="P1">#To run container on any particular worker only</text:p>
      <text:p text:style-name="P1">docker service create --constraint="node.role==worker" alpine ping 8.8.8.8</text:p>
      <text:p text:style-name="P1"/>
      <text:p text:style-name="P1">#To add any label to any worker <text:s/>(Labels are required because you can run containers on any particular workers by this)</text:p>
      <text:p text:style-name="P1">docker node update --label-add="ssd=true" worker1</text:p>
      <text:p text:style-name="P1"/>
      <text:p text:style-name="P1">#TO remove any label from worker</text:p>
      <text:p text:style-name="P1">docker node update --label-rm ssd node2</text:p>
      <text:p text:style-name="P1"/>
      <text:p text:style-name="P12">#To create a service on docker</text:p>
      <text:p text:style-name="P12">docker service create --replicas 4 alpine ping 10.0.2.6</text:p>
      <text:p text:style-name="P12"/>
      <text:p text:style-name="P12">#To check wether service working on manager or worker (rgdwt4x9f8kqzyetwu861wbqm = service id)</text:p>
      <text:p text:style-name="P12">docker service ps rgdwt4x9f8kqzyetwu861wbqm</text:p>
      <text:p text:style-name="P1"/>
      <text:p text:style-name="P13">#<text:span text:style-name="T6">To list all services</text:span></text:p>
      <text:p text:style-name="P14">docker service ls</text:p>
      <text:p text:style-name="P1"/>
      <text:p text:style-name="P1">#To run any service on particular worker by using labels</text:p>
      <text:p text:style-name="P1">docker service create --constraint="node.labels.ssd==true" --replicas=3 -d alpine ping 8.8.8.8</text:p>
      <text:p text:style-name="P1"/>
      <text:p text:style-name="P1">#To pause any running worker node <text:span text:style-name="T7">but it willl not shift any load to manager</text:span></text:p>
      <text:p text:style-name="P1">docker node update --availability=pause worker2</text:p>
      <text:p text:style-name="P1"/>
      <text:p text:style-name="P6">#To unpause any running worker node <text:span text:style-name="T7">but it willl not shift any load to worker</text:span></text:p>
      <text:p text:style-name="P1">docker node update --availability=active worker2</text:p>
      <text:p text:style-name="P1"/>
      <text:p text:style-name="P1">#To move all containers from running worker node to other automatically</text:p>
      <text:p text:style-name="P1">docker node update --availability=drain worker2</text:p>
      <text:p text:style-name="P1"><text:soft-page-break/></text:p>
      <text:p text:style-name="P1">#To run compose-file as stack deploy</text:p>
      <text:p text:style-name="P1">docker stack deploy --compose-file docker-compose.yml Demo</text:p>
      <text:p text:style-name="P1">#To remove stack</text:p>
      <text:p text:style-name="P1">docker stack rm Demo </text:p>
      <text:p text:style-name="P1"/>
      <text:p text:style-name="P1">#List no of stacks</text:p>
      <text:p text:style-name="P1">docker stack ls</text:p>
      <text:p text:style-name="P1"/>
      <text:p text:style-name="P1">#To check on which machines stacks are running</text:p>
      <text:p text:style-name="P1">docker stack ps Demo.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Paragraph" style:display-name="Table Paragraph" style:family="paragraph" style:parent-style-name="Standard"/>
    <style:style style:name="List_20_Paragraph" style:display-name="List Paragraph" style:family="paragraph" style:parent-style-name="Standard"/>
    <style:style style:name="Heading_20_3" style:display-name="Heading 3" style:family="paragraph" style:parent-style-name="Standard" style:default-outline-level="3" style:list-style-name="" style:class="text">
      <style:paragraph-properties fo:margin-left="0.1402in" fo:margin-right="0in" fo:text-indent="0in" style:auto-text-indent="false"/>
      <style:text-properties style:font-name="Courier New" fo:font-family="'Courier New'" style:font-family-generic="roman" style:font-pitch="variable" fo:font-size="10pt" fo:font-style="italic" style:font-name-asian="Courier New1" style:font-family-asian="'Courier New'" style:font-family-generic-asian="system" style:font-pitch-asian="variable" style:font-size-asian="10pt" style:font-style-asian="italic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402in" fo:margin-right="0in" fo:text-indent="0in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661in" fo:margin-bottom="0.3154in" fo:margin-left="0.7874in" fo:margin-right="0.07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9:16:52.837631193</meta:creation-date>
    <dc:date>2024-02-09T11:16:23.148977027</dc:date>
    <meta:editing-duration>PT11H33M36S</meta:editing-duration>
    <meta:editing-cycles>60</meta:editing-cycles>
    <meta:generator>LibreOffice/7.6.4.1$Linux_X86_64 LibreOffice_project/60$Build-1</meta:generator>
    <meta:document-statistic meta:table-count="0" meta:image-count="0" meta:object-count="0" meta:page-count="7" meta:paragraph-count="252" meta:word-count="1222" meta:character-count="8700" meta:non-whitespace-character-count="7457"/>
    <meta:user-defined meta:name="AppVersion">14.0000</meta:user-defined>
    <meta:user-defined meta:name="Created" meta:value-type="date">2022-11-27T00:00:00</meta:user-defined>
    <meta:user-defined meta:name="DocSecurity" meta:value-type="float">4</meta:user-defined>
    <meta:user-defined meta:name="LastSaved" meta:value-type="date">2022-11-27T00:00:00</meta:user-defined>
  </office:meta>
</office:document-meta>
</file>